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 Garamond" svg:font-family="'EB Garamond'"/>
    <style:font-face style:name="Lato Black" svg:font-family="'Lato Black'"/>
    <style:font-face style:name="FreeSans" svg:font-family="FreeSans" style:font-family-generic="swiss"/>
    <style:font-face style:name="Noto Sans CJK SC Regular" svg:font-family="'Noto Sans CJK SC Regular'" style:font-family-generic="swiss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end" style:justify-single-word="false" style:writing-mode="rl-tb"/>
      <style:text-properties officeooo:paragraph-rsid="00197098"/>
    </style:style>
    <style:style style:name="P2" style:family="paragraph" style:parent-style-name="Table_20_Contents">
      <style:text-properties officeooo:rsid="00197098" officeooo:paragraph-rsid="00197098"/>
    </style:style>
    <style:style style:name="P3" style:family="paragraph" style:parent-style-name="Table_20_Contents">
      <style:text-properties officeooo:rsid="001a4fb3" officeooo:paragraph-rsid="001a4fb3"/>
    </style:style>
    <style:style style:name="T1" style:family="text">
      <style:text-properties officeooo:rsid="001a4fb3"/>
    </style:style>
    <style:style style:name="T2" style:family="text">
      <style:text-properties officeooo:rsid="001ba63a"/>
    </style:style>
    <style:style style:name="T3" style:family="text">
      <style:text-properties officeooo:rsid="001c32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מהרים שוב חוזר קולי</text:p>
            <text:p text:style-name="P1">שם צועק אהובי שלי</text:p>
            <text:p text:style-name="P1">אהובי לי קורא לבוא</text:p>
            <text:p text:style-name="P1">שוב עתיק רק אחתי לו</text:p>
            <text:p text:style-name="P1"/>
            <text:p text:style-name="P1">הוא אומר שיקפוץ לים</text:p>
            <text:p text:style-name="P1">עוץ אמרתי יש לך זם</text:p>
            <text:p text:style-name="P1"/>
            <text:p text:style-name="P1">הוא קורא לי נסל לעד</text:p>
            <text:p text:style-name="P1">אז אמרתי תבוא ביד</text:p>
          </table:table-cell>
          <table:table-cell table:style-name="Table1.A1" office:value-type="string">
            <text:p text:style-name="P2">Мэ hари́м шум хозэ́р коли́,</text:p>
            <text:p text:style-name="P2">Шам цо·э́к аhуви́ шэли́.</text:p>
            <text:p text:style-name="P2">Аhуви́ ли корэ́ лаво́,</text:p>
            <text:p text:style-name="P2">Шув ати́к рак аха́ти ло<text:span text:style-name="T3">́</text:span>.</text:p>
            <text:p text:style-name="P2"/>
            <text:p text:style-name="P2">hу омэ́р, шэ йикфо́ц ла я́м,</text:p>
            <text:p text:style-name="P2">О<text:span text:style-name="T3">́</text:span>д ама́рти: «Е<text:span text:style-name="T2">́</text:span>ш лха за<text:span text:style-name="T3">́</text:span>м!»</text:p>
            <text:p text:style-name="P2"/>
            <text:p text:style-name="P2">hу корэ́ ли: «Насэ<text:span text:style-name="T3">́</text:span>ль лэа́д»</text:p>
            <text:p text:style-name="P2">Аз ама<text:span text:style-name="T3">́</text:span>рти: «Таво́ бэ я́д!»</text:p>
          </table:table-cell>
          <table:table-cell table:style-name="Table1.C1" office:value-type="string">
            <text:p text:style-name="P2">З гор зноў вяртаецца мой-голас,</text:p>
            <text:p text:style-name="P2">Там кліча мой каханы.</text:p>
            <text:p text:style-name="P2">Мой каханы заве, каб я пры<text:span text:style-name="T1">й</text:span>шла,</text:p>
            <text:p text:style-name="P3">З</text:p>
            <text:p text:style-name="P3"/>
            <text:p text:style-name="P3">Ён кажа, што прыгне ў мора,</text:p>
            <text:p text:style-name="P3">Я тады сказала: «Так трымаць!»</text:p>
            <text:p text:style-name="P3"/>
            <text:p text:style-name="P3">Ён кажа мне: «»</text:p>
            <text:p text:style-name="P3">Я тады сказала: «Хадзі побач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B Garamond" svg:font-family="'EB Garamond'"/>
    <style:font-face style:name="Lato Black" svg:font-family="'Lato Black'"/>
    <style:font-face style:name="FreeSans" svg:font-family="FreeSans" style:font-family-generic="swiss"/>
    <style:font-face style:name="Noto Sans CJK SC Regular" svg:font-family="'Noto Sans CJK SC Regular'" style:font-family-generic="swiss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be" fo:country="BY" style:letter-kerning="true" style:font-name-asian="Noto Sans CJK SC Regular" style:font-size-asian="10.5pt" style:language-asian="zh" style:country-asian="CN" style:font-name-complex="Free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e" fo:country="BY" style:letter-kerning="true" style:font-name-asian="Noto Sans CJK SC Regular" style:font-size-asian="10.5pt" style:language-asian="zh" style:country-asian="CN" style:font-name-complex="Free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ato Black" fo:font-family="'Lato Black'" fo:font-size="14pt" style:font-name-asian="Noto Sans CJK SC Regular" style:font-family-asian="'Noto Sans CJK SC Regular'" style:font-family-generic-asian="swiss" style:font-size-asian="14pt" style:font-name-complex="FreeSans" style:font-family-complex="FreeSans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EB Garamond" fo:font-family="'EB Garamond'" style:font-name-asian="Noto Sans CJK SC Regular" style:font-family-asian="'Noto Sans CJK SC Regular'" style:font-family-generic-asian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name-asian="Noto Sans CJK SC Regular" style:font-family-asian="'Noto Sans CJK SC Regular'" style:font-family-generic-asian="swiss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Noto Sans CJK SC Regular" style:font-family-asian="'Noto Sans CJK SC Regular'" style:font-family-generic-asian="swiss"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Žāle Mottahedin</meta:initial-creator>
    <meta:creation-date>2020-01-27T21:56:14.693823546</meta:creation-date>
    <dc:date>2020-01-27T23:50:49.903233953</dc:date>
    <dc:creator>Žāle Mottahedin</dc:creator>
    <meta:editing-duration>PT19M23S</meta:editing-duration>
    <meta:editing-cycles>4</meta:editing-cycles>
    <meta:generator>LibreOffice/6.2.4.2$Linux_X86_64 LibreOffice_project/20$Build-2</meta:generator>
    <meta:document-statistic meta:table-count="1" meta:image-count="0" meta:object-count="0" meta:page-count="1" meta:paragraph-count="24" meta:word-count="110" meta:character-count="515" meta:non-whitespace-character-count="429"/>
  </office:meta>
</office:document-meta>
</file>